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1c1" officeooo:paragraph-rsid="001a21c1"/>
    </style:style>
    <style:style style:name="P2" style:family="paragraph" style:parent-style-name="Standard">
      <style:paragraph-properties fo:text-align="start" style:justify-single-word="false"/>
      <style:text-properties officeooo:rsid="001a21c1" officeooo:paragraph-rsid="001a5635"/>
    </style:style>
    <style:style style:name="P3" style:family="paragraph" style:parent-style-name="Standard">
      <style:paragraph-properties fo:text-align="start" style:justify-single-word="false"/>
      <style:text-properties officeooo:rsid="001a21c1" officeooo:paragraph-rsid="001ba85f"/>
    </style:style>
    <style:style style:name="P4" style:family="paragraph" style:parent-style-name="Standard">
      <style:paragraph-properties fo:text-align="start" style:justify-single-word="false"/>
      <style:text-properties officeooo:rsid="001a21c1" officeooo:paragraph-rsid="001c55fb"/>
    </style:style>
    <style:style style:name="P5" style:family="paragraph" style:parent-style-name="Standard">
      <style:paragraph-properties fo:text-align="start" style:justify-single-word="false"/>
      <style:text-properties officeooo:rsid="001a21c1" officeooo:paragraph-rsid="001d3088"/>
    </style:style>
    <style:style style:name="P6" style:family="paragraph" style:parent-style-name="Standard">
      <style:paragraph-properties fo:text-align="start" style:justify-single-word="false"/>
      <style:text-properties officeooo:rsid="001d3088" officeooo:paragraph-rsid="001d3088"/>
    </style:style>
    <style:style style:name="P7" style:family="paragraph" style:parent-style-name="Standard">
      <style:paragraph-properties fo:text-align="start" style:justify-single-word="false"/>
      <style:text-properties officeooo:rsid="001f92e3" officeooo:paragraph-rsid="001f92e3"/>
    </style:style>
    <style:style style:name="P8" style:family="paragraph" style:parent-style-name="Standard">
      <style:paragraph-properties fo:text-align="start" style:justify-single-word="false"/>
      <style:text-properties officeooo:rsid="0021235a" officeooo:paragraph-rsid="0021235a"/>
    </style:style>
    <style:style style:name="P9" style:family="paragraph" style:parent-style-name="Standard">
      <style:paragraph-properties fo:text-align="start" style:justify-single-word="false"/>
      <style:text-properties officeooo:rsid="00231800" officeooo:paragraph-rsid="00231800"/>
    </style:style>
    <style:style style:name="P10" style:family="paragraph" style:parent-style-name="Standard">
      <style:paragraph-properties fo:text-align="start" style:justify-single-word="false"/>
      <style:text-properties fo:font-weight="normal" officeooo:rsid="0024bdaf" officeooo:paragraph-rsid="0024bdaf" style:font-weight-asian="normal" style:font-weight-complex="normal"/>
    </style:style>
    <style:style style:name="P11" style:family="paragraph" style:parent-style-name="Standard">
      <style:paragraph-properties fo:text-align="start" style:justify-single-word="false"/>
      <style:text-properties fo:font-weight="normal" officeooo:rsid="0025dc59" officeooo:paragraph-rsid="0025dc59" style:font-weight-asian="normal" style:font-weight-complex="normal"/>
    </style:style>
    <style:style style:name="P12" style:family="paragraph" style:parent-style-name="Standard">
      <style:paragraph-properties fo:text-align="start" style:justify-single-word="false"/>
      <style:text-properties fo:font-weight="bold" officeooo:rsid="00292c7b" officeooo:paragraph-rsid="00292c7b" style:font-weight-asian="bold" style:font-weight-complex="bold"/>
    </style:style>
    <style:style style:name="P13" style:family="paragraph" style:parent-style-name="Standard">
      <style:paragraph-properties fo:text-align="start" style:justify-single-word="false"/>
      <style:text-properties fo:font-weight="bold" officeooo:rsid="002a10f4" officeooo:paragraph-rsid="002a10f4" style:font-weight-asian="bold" style:font-weight-complex="bold"/>
    </style:style>
    <style:style style:name="P14" style:family="paragraph" style:parent-style-name="Standard">
      <style:paragraph-properties fo:text-align="start" style:justify-single-word="false"/>
      <style:text-properties fo:font-weight="bold" officeooo:rsid="002a981c" officeooo:paragraph-rsid="002a981c" style:font-weight-asian="bold" style:font-weight-complex="bold"/>
    </style:style>
    <style:style style:name="P15" style:family="paragraph" style:parent-style-name="Standard">
      <style:paragraph-properties fo:text-align="start" style:justify-single-word="false"/>
      <style:text-properties fo:font-weight="bold" officeooo:rsid="002c0a7e" officeooo:paragraph-rsid="002c0a7e" style:font-weight-asian="bold" style:font-weight-complex="bold"/>
    </style:style>
    <style:style style:name="P16" style:family="paragraph" style:parent-style-name="Standard">
      <style:paragraph-properties fo:text-align="start" style:justify-single-word="false"/>
      <style:text-properties fo:font-weight="bold" officeooo:rsid="002e687a" officeooo:paragraph-rsid="002e687a" style:font-weight-asian="bold" style:font-weight-complex="bold"/>
    </style:style>
    <style:style style:name="P17" style:family="paragraph" style:parent-style-name="Standard">
      <style:paragraph-properties fo:text-align="start" style:justify-single-word="false"/>
      <style:text-properties fo:font-weight="bold" officeooo:rsid="002eceae" officeooo:paragraph-rsid="002eceae" style:font-weight-asian="bold" style:font-weight-complex="bold"/>
    </style:style>
    <style:style style:name="P18" style:family="paragraph" style:parent-style-name="Standard">
      <style:paragraph-properties fo:text-align="start" style:justify-single-word="false"/>
      <style:text-properties fo:font-weight="bold" officeooo:rsid="002fa3c5" officeooo:paragraph-rsid="002fa3c5" style:font-weight-asian="bold" style:font-weight-complex="bold"/>
    </style:style>
    <style:style style:name="P19" style:family="paragraph" style:parent-style-name="Standard">
      <style:paragraph-properties fo:text-align="start" style:justify-single-word="false"/>
      <style:text-properties fo:font-weight="bold" officeooo:rsid="003191a5" officeooo:paragraph-rsid="003191a5" style:font-weight-asian="bold" style:font-weight-complex="bold"/>
    </style:style>
    <style:style style:name="P20" style:family="paragraph" style:parent-style-name="Standard">
      <style:paragraph-properties fo:text-align="start" style:justify-single-word="false"/>
      <style:text-properties fo:font-weight="normal" officeooo:rsid="001c55fb" officeooo:paragraph-rsid="001c55fb" style:font-weight-asian="normal" style:font-weight-complex="normal"/>
    </style:style>
    <style:style style:name="P21" style:family="paragraph" style:parent-style-name="Standard">
      <style:paragraph-properties fo:text-align="start" style:justify-single-word="false"/>
      <style:text-properties fo:font-weight="normal" officeooo:rsid="001f92e3" officeooo:paragraph-rsid="001f92e3" style:font-weight-asian="normal" style:font-weight-complex="normal"/>
    </style:style>
    <style:style style:name="P22" style:family="paragraph" style:parent-style-name="Standard">
      <style:paragraph-properties fo:text-align="start" style:justify-single-word="false"/>
      <style:text-properties fo:font-weight="normal" officeooo:rsid="001d3088" officeooo:paragraph-rsid="001d3088" style:font-weight-asian="normal" style:font-weight-complex="normal"/>
    </style:style>
    <style:style style:name="P23" style:family="paragraph" style:parent-style-name="Standard">
      <style:paragraph-properties fo:text-align="start" style:justify-single-word="false"/>
      <style:text-properties fo:font-weight="normal" officeooo:rsid="0021235a" officeooo:paragraph-rsid="001d3088" style:font-weight-asian="normal" style:font-weight-complex="normal"/>
    </style:style>
    <style:style style:name="P24" style:family="paragraph" style:parent-style-name="Standard">
      <style:paragraph-properties fo:text-align="start" style:justify-single-word="false"/>
      <style:text-properties fo:font-weight="normal" officeooo:rsid="0021235a" officeooo:paragraph-rsid="0021235a" style:font-weight-asian="normal" style:font-weight-complex="normal"/>
    </style:style>
    <style:style style:name="P25" style:family="paragraph" style:parent-style-name="Standard">
      <style:paragraph-properties fo:text-align="start" style:justify-single-word="false"/>
      <style:text-properties fo:font-weight="normal" officeooo:rsid="00231800" officeooo:paragraph-rsid="00231800" style:font-weight-asian="normal" style:font-weight-complex="normal"/>
    </style:style>
    <style:style style:name="P26" style:family="paragraph" style:parent-style-name="Standard">
      <style:paragraph-properties fo:text-align="start" style:justify-single-word="false"/>
      <style:text-properties fo:font-weight="normal" officeooo:rsid="003d956e" officeooo:paragraph-rsid="003d956e" style:font-weight-asian="normal" style:font-weight-complex="normal"/>
    </style:style>
    <style:style style:name="P27" style:family="paragraph" style:parent-style-name="Standard">
      <style:paragraph-properties fo:text-align="start" style:justify-single-word="false"/>
      <style:text-properties fo:font-weight="normal" officeooo:rsid="0040b542" officeooo:paragraph-rsid="0040b542" style:font-weight-asian="normal" style:font-weight-complex="normal"/>
    </style:style>
    <style:style style:name="P28" style:family="paragraph" style:parent-style-name="Standard">
      <style:paragraph-properties fo:text-align="start" style:justify-single-word="false"/>
      <style:text-properties fo:font-weight="bold" officeooo:rsid="00231800" officeooo:paragraph-rsid="00231800" style:font-weight-asian="bold" style:font-weight-complex="bold"/>
    </style:style>
    <style:style style:name="P29" style:family="paragraph" style:parent-style-name="Standard">
      <style:paragraph-properties fo:text-align="start" style:justify-single-word="false"/>
      <style:text-properties fo:font-weight="bold" officeooo:rsid="0026fa96" officeooo:paragraph-rsid="0026fa96" style:font-weight-asian="bold" style:font-weight-complex="bold"/>
    </style:style>
    <style:style style:name="P30" style:family="paragraph" style:parent-style-name="Standard">
      <style:paragraph-properties fo:text-align="start" style:justify-single-word="false"/>
      <style:text-properties fo:font-weight="bold" officeooo:rsid="00353900" officeooo:paragraph-rsid="00353900" style:font-weight-asian="bold" style:font-weight-complex="bold"/>
    </style:style>
    <style:style style:name="P31" style:family="paragraph" style:parent-style-name="Standard">
      <style:paragraph-properties fo:text-align="start" style:justify-single-word="false"/>
      <style:text-properties fo:font-weight="bold" officeooo:rsid="00292c7b" officeooo:paragraph-rsid="00292c7b" style:font-weight-asian="bold" style:font-weight-complex="bold"/>
    </style:style>
    <style:style style:name="P32" style:family="paragraph" style:parent-style-name="Standard">
      <style:paragraph-properties fo:text-align="start" style:justify-single-word="false"/>
      <style:text-properties fo:font-weight="bold" officeooo:rsid="003ac884" officeooo:paragraph-rsid="003ac884" style:font-weight-asian="bold" style:font-weight-complex="bold"/>
    </style:style>
    <style:style style:name="P33" style:family="paragraph" style:parent-style-name="Standard">
      <style:paragraph-properties fo:text-align="start" style:justify-single-word="false"/>
      <style:text-properties fo:font-weight="bold" officeooo:rsid="003d956e" officeooo:paragraph-rsid="003d956e" style:font-weight-asian="bold" style:font-weight-complex="bold"/>
    </style:style>
    <style:style style:name="P34" style:family="paragraph" style:parent-style-name="Standard">
      <style:paragraph-properties fo:text-align="start" style:justify-single-word="false"/>
      <style:text-properties fo:font-weight="bold" officeooo:rsid="003f28b1" officeooo:paragraph-rsid="003f28b1" style:font-weight-asian="bold" style:font-weight-complex="bold"/>
    </style:style>
    <style:style style:name="P35" style:family="paragraph" style:parent-style-name="Standard">
      <style:paragraph-properties fo:text-align="start" style:justify-single-word="false"/>
      <style:text-properties fo:font-style="italic" fo:font-weight="normal" officeooo:rsid="0026fa96" officeooo:paragraph-rsid="0026fa96" style:font-style-asian="italic" style:font-weight-asian="normal" style:font-style-complex="italic" style:font-weight-complex="normal"/>
    </style:style>
    <style:style style:name="P36" style:family="paragraph" style:parent-style-name="Standard">
      <style:paragraph-properties fo:text-align="start" style:justify-single-word="false"/>
      <style:text-properties fo:font-style="italic" fo:font-weight="normal" officeooo:rsid="003c6b8f" officeooo:paragraph-rsid="003c6b8f" style:font-style-asian="italic" style:font-weight-asian="normal" style:font-style-complex="italic" style:font-weight-complex="normal"/>
    </style:style>
    <style:style style:name="P37" style:family="paragraph" style:parent-style-name="Standard">
      <style:paragraph-properties fo:text-align="start" style:justify-single-word="false"/>
      <style:text-properties fo:font-style="normal" fo:font-weight="normal" officeooo:rsid="00284b1c" officeooo:paragraph-rsid="00284b1c"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26fa96" officeooo:paragraph-rsid="0026fa96"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33e5e5" officeooo:paragraph-rsid="0033e5e5"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2a981c" officeooo:paragraph-rsid="002a10f4"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2a981c" officeooo:paragraph-rsid="002a981c"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2e687a" officeooo:paragraph-rsid="002e687a"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2eceae" officeooo:paragraph-rsid="002eceae"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35c356" officeooo:paragraph-rsid="0035c356"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365581" officeooo:paragraph-rsid="00365581"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37aa88" officeooo:paragraph-rsid="0037aa88"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393152" officeooo:paragraph-rsid="00393152"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bold" officeooo:rsid="00353900" officeooo:paragraph-rsid="00353900" style:font-style-asian="normal" style:font-weight-asian="bold" style:font-style-complex="normal" style:font-weight-complex="bold"/>
    </style:style>
    <style:style style:name="P49" style:family="paragraph" style:parent-style-name="Standard">
      <style:paragraph-properties fo:text-align="start" style:justify-single-word="false"/>
      <style:text-properties fo:font-style="normal" fo:font-weight="bold" officeooo:rsid="003d956e" officeooo:paragraph-rsid="003d956e" style:font-style-asian="normal" style:font-weight-asian="bold" style:font-style-complex="normal" style:font-weight-complex="bold"/>
    </style:style>
    <style:style style:name="T1" style:family="text">
      <style:text-properties style:font-name="Liberation Serif1" fo:font-style="italic" fo:font-weight="normal" style:font-style-asian="italic" style:font-weight-asian="normal" style:font-style-complex="italic" style:font-weight-complex="normal"/>
    </style:style>
    <style:style style:name="T2" style:family="text">
      <style:text-properties style:font-name="Liberation Serif1" fo:font-style="italic" fo:font-weight="normal" officeooo:rsid="001a5635" style:font-style-asian="italic" style:font-weight-asian="normal" style:font-style-complex="italic" style:font-weight-complex="normal"/>
    </style:style>
    <style:style style:name="T3" style:family="text">
      <style:text-properties style:font-name="Liberation Serif1" fo:font-style="italic" fo:font-weight="normal" officeooo:rsid="001f92e3" style:font-style-asian="italic" style:font-weight-asian="normal" style:font-style-complex="italic" style:font-weight-complex="normal"/>
    </style:style>
    <style:style style:name="T4" style:family="text">
      <style:text-properties style:font-name="Liberation Serif1" fo:font-style="italic" style:font-style-asian="italic" style:font-style-complex="italic"/>
    </style:style>
    <style:style style:name="T5" style:family="text">
      <style:text-properties style:font-name="Liberation Serif1" fo:font-style="italic" officeooo:rsid="001ba85f" style:font-style-asian="italic" style:font-style-complex="italic"/>
    </style:style>
    <style:style style:name="T6" style:family="text">
      <style:text-properties style:font-name="Liberation Serif1" fo:font-style="normal" fo:font-weight="normal" officeooo:rsid="001a5635" style:font-style-asian="normal" style:font-weight-asian="normal" style:font-style-complex="normal" style:font-weight-complex="normal"/>
    </style:style>
    <style:style style:name="T7" style:family="text">
      <style:text-properties style:font-name="Liberation Serif1" fo:font-style="normal" fo:font-weight="bold" officeooo:rsid="001a5635" style:font-style-asian="normal" style:font-weight-asian="bold" style:font-style-complex="normal" style:font-weight-complex="bold"/>
    </style:style>
    <style:style style:name="T8" style:family="text">
      <style:text-properties officeooo:rsid="001a5635"/>
    </style:style>
    <style:style style:name="T9" style:family="text">
      <style:text-properties fo:font-weight="bold" style:font-weight-asian="bold" style:font-weight-complex="bold"/>
    </style:style>
    <style:style style:name="T10" style:family="text">
      <style:text-properties fo:font-weight="bold" officeooo:rsid="001a5635" style:font-weight-asian="bold" style:font-weight-complex="bold"/>
    </style:style>
    <style:style style:name="T11" style:family="text">
      <style:text-properties fo:font-weight="bold" officeooo:rsid="001c55fb" style:font-weight-asian="bold" style:font-weight-complex="bold"/>
    </style:style>
    <style:style style:name="T12" style:family="text">
      <style:text-properties fo:font-weight="bold" officeooo:rsid="001d3088" style:font-weight-asian="bold" style:font-weight-complex="bold"/>
    </style:style>
    <style:style style:name="T13" style:family="text">
      <style:text-properties fo:font-weight="bold" officeooo:rsid="001e2250" style:font-weight-asian="bold" style:font-weight-complex="bold"/>
    </style:style>
    <style:style style:name="T14" style:family="text">
      <style:text-properties fo:font-weight="bold" officeooo:rsid="0021235a" style:font-weight-asian="bold" style:font-weight-complex="bold"/>
    </style:style>
    <style:style style:name="T15" style:family="text">
      <style:text-properties fo:font-weight="bold" officeooo:rsid="0025dc59" style:font-weight-asian="bold" style:font-weight-complex="bold"/>
    </style:style>
    <style:style style:name="T16" style:family="text">
      <style:text-properties fo:font-weight="bold" officeooo:rsid="00353900" style:font-weight-asian="bold" style:font-weight-complex="bold"/>
    </style:style>
    <style:style style:name="T17" style:family="text">
      <style:text-properties fo:font-weight="bold" officeooo:rsid="00393152"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a5635" style:font-weight-asian="normal" style:font-weight-complex="normal"/>
    </style:style>
    <style:style style:name="T20" style:family="text">
      <style:text-properties fo:font-weight="normal" officeooo:rsid="001c55fb" style:font-weight-asian="normal" style:font-weight-complex="normal"/>
    </style:style>
    <style:style style:name="T21" style:family="text">
      <style:text-properties fo:font-weight="normal" officeooo:rsid="001d3088" style:font-weight-asian="normal" style:font-weight-complex="normal"/>
    </style:style>
    <style:style style:name="T22" style:family="text">
      <style:text-properties fo:font-weight="normal" officeooo:rsid="0021235a" style:font-weight-asian="normal" style:font-weight-complex="normal"/>
    </style:style>
    <style:style style:name="T23" style:family="text">
      <style:text-properties fo:font-weight="normal" officeooo:rsid="00371e9e" style:font-weight-asian="normal" style:font-weight-complex="normal"/>
    </style:style>
    <style:style style:name="T24" style:family="text">
      <style:text-properties fo:font-style="italic" style:font-style-asian="italic" style:font-style-complex="italic"/>
    </style:style>
    <style:style style:name="T25" style:family="text">
      <style:text-properties fo:font-style="italic" officeooo:rsid="001ba85f"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1a5635" style:font-style-asian="italic" style:font-weight-asian="normal" style:font-style-complex="italic" style:font-weight-complex="normal"/>
    </style:style>
    <style:style style:name="T28" style:family="text">
      <style:text-properties fo:font-style="italic" fo:font-weight="normal" officeooo:rsid="002dab03" style:font-style-asian="italic" style:font-weight-asian="normal" style:font-style-complex="italic" style:font-weight-complex="normal"/>
    </style:style>
    <style:style style:name="T29" style:family="text">
      <style:text-properties fo:font-style="italic" fo:font-weight="normal" officeooo:rsid="00308a6e" style:font-style-asian="italic" style:font-weight-asian="normal" style:font-style-complex="italic" style:font-weight-complex="normal"/>
    </style:style>
    <style:style style:name="T30" style:family="text">
      <style:text-properties fo:font-style="italic" fo:font-weight="normal" officeooo:rsid="00353900"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3d956e"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1a5635" style:font-style-asian="normal" style:font-weight-asian="normal" style:font-style-complex="normal" style:font-weight-complex="normal"/>
    </style:style>
    <style:style style:name="T35" style:family="text">
      <style:text-properties fo:font-style="normal" fo:font-weight="normal" officeooo:rsid="001f92e3" style:font-style-asian="normal" style:font-weight-asian="normal" style:font-style-complex="normal" style:font-weight-complex="normal"/>
    </style:style>
    <style:style style:name="T36" style:family="text">
      <style:text-properties fo:font-style="normal" fo:font-weight="normal" officeooo:rsid="002c0a7e" style:font-style-asian="normal" style:font-weight-asian="normal" style:font-style-complex="normal" style:font-weight-complex="normal"/>
    </style:style>
    <style:style style:name="T37" style:family="text">
      <style:text-properties fo:font-style="normal" fo:font-weight="normal" officeooo:rsid="002d6541" style:font-style-asian="normal" style:font-weight-asian="normal" style:font-style-complex="normal" style:font-weight-complex="normal"/>
    </style:style>
    <style:style style:name="T38" style:family="text">
      <style:text-properties fo:font-style="normal" fo:font-weight="normal" officeooo:rsid="002dab03" style:font-style-asian="normal" style:font-weight-asian="normal" style:font-style-complex="normal" style:font-weight-complex="normal"/>
    </style:style>
    <style:style style:name="T39" style:family="text">
      <style:text-properties fo:font-style="normal" fo:font-weight="normal" officeooo:rsid="0033383a" style:font-style-asian="normal" style:font-weight-asian="normal" style:font-style-complex="normal" style:font-weight-complex="normal"/>
    </style:style>
    <style:style style:name="T40" style:family="text">
      <style:text-properties fo:font-style="normal" fo:font-weight="normal" officeooo:rsid="0040b542" style:font-style-asian="normal" style:font-weight-asian="normal" style:font-style-complex="normal" style:font-weight-complex="normal"/>
    </style:style>
    <style:style style:name="T41" style:family="text">
      <style:text-properties officeooo:rsid="002588a2"/>
    </style:style>
    <style:style style:name="T42" style:family="text">
      <style:text-properties officeooo:rsid="00353900"/>
    </style:style>
    <style:style style:name="T43" style:family="text">
      <style:text-properties style:text-position="super 58%"/>
    </style:style>
    <style:style style:name="T44" style:family="text">
      <style:text-properties style:text-position="0% 100%"/>
    </style:style>
    <style:style style:name="T45" style:family="text">
      <style:text-properties officeooo:rsid="00393152"/>
    </style:style>
    <style:style style:name="T46" style:family="text">
      <style:text-properties style:font-name="Liberation Serif1" style:font-name-asian="Liberation Serif1" style:font-name-complex="Liberation Serif1"/>
    </style:style>
    <style:style style:name="T47" style:family="text">
      <style:text-properties style:font-name="Liberation Serif1" fo:font-style="italic" fo:font-weight="normal" style:font-name-asian="Liberation Serif1" style:font-style-asian="italic" style:font-weight-asian="normal" style:font-name-complex="Liberation Serif1" style:font-style-complex="italic" style:font-weight-complex="normal"/>
    </style:style>
    <style:style style:name="T48" style:family="text">
      <style:text-properties style:font-name="Liberation Serif1" fo:font-style="normal" style:font-name-asian="Liberation Serif1" style:font-style-asian="normal" style:font-name-complex="Liberation Serif1" style:font-style-complex="normal"/>
    </style:style>
    <style:style style:name="T49" style:family="text">
      <style:text-properties style:font-name="Liberation Serif" fo:font-style="italic" fo:font-weight="normal" style:font-name-asian="SimSun" style:font-style-asian="italic" style:font-weight-asian="normal" style:font-name-complex="Mangal" style:font-style-complex="italic" style:font-weight-complex="normal"/>
    </style:style>
    <style:style style:name="T50" style:family="text">
      <style:text-properties style:font-name="Liberation Serif" fo:font-weight="normal" style:font-name-asian="SimSun" style:font-weight-asian="normal" style:font-name-complex="Mangal" style:font-weight-complex="normal"/>
    </style:style>
    <style:style style:name="T51" style:family="text">
      <style:text-properties style:font-name="Liberation Serif" fo:font-style="normal" fo:font-weight="normal" style:font-name-asian="SimSun" style:font-style-asian="normal" style:font-weight-asian="normal" style:font-name-complex="Mangal" style:font-style-complex="normal" style:font-weight-complex="normal"/>
    </style:style>
    <style:style style:name="T52" style:family="text">
      <style:text-properties style:font-name="Liberation Serif" fo:font-style="normal" style:font-name-asian="SimSun" style:font-style-asian="normal" style:font-name-complex="Mangal" style:font-style-complex="normal"/>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Assignment 2</text:p>
      <text:p text:style-name="P1"/>
      <text:p text:style-name="P3"><text:span text:style-name="T13">2.1</text:span> <text:s/>Explain why the relation does or does not satisfy each of the properties<text:line-break/>Reflexive, Symmetric, Antisymmetric, and Transitive<text:line-break/><text:line-break/>R is <text:span text:style-name="T10">reflexive</text:span> if <text:span text:style-name="T25">aRa</text:span> for all <text:span text:style-name="T25">a <text:s/></text:span><text:span text:style-name="T4">є </text:span><text:span text:style-name="T5">S</text:span></text:p>
      <text:p text:style-name="P2"><text:span text:style-name="T8">R is </text:span><text:span text:style-name="T10">symmetric </text:span><text:span text:style-name="T19">if whenever </text:span><text:span text:style-name="T27">aR</text:span><text:span text:style-name="T30">b</text:span><text:span text:style-name="T34"> </text:span><text:span text:style-name="T35">^</text:span><text:span text:style-name="T34"> </text:span><text:span text:style-name="T27">bRa</text:span><text:span text:style-name="T34">, for all </text:span><text:span text:style-name="T27">a,b </text:span><text:span text:style-name="T1">є </text:span><text:span text:style-name="T2">S</text:span></text:p>
      <text:p text:style-name="P2"><text:span text:style-name="T6">R is </text:span><text:span text:style-name="T7">antisymmetric </text:span><text:span text:style-name="T6">if whenever </text:span><text:span text:style-name="T2">aRb </text:span><text:span text:style-name="T3">^</text:span><text:span text:style-name="T6"> </text:span><text:span text:style-name="T2">bRa</text:span><text:span text:style-name="T6">, then a = b, for all </text:span><text:span text:style-name="T2">a,b <text:s/></text:span><text:span text:style-name="T1">є </text:span><text:span text:style-name="T2">S</text:span></text:p>
      <text:p text:style-name="P4"><text:span text:style-name="T6">R is </text:span><text:span text:style-name="T7">transitive</text:span><text:span text:style-name="T6"> if whenever </text:span><text:span text:style-name="T2">aRb </text:span><text:span text:style-name="T3">^</text:span><text:span text:style-name="T6"> </text:span><text:span text:style-name="T2">bRc</text:span><text:span text:style-name="T6">, then </text:span><text:span text:style-name="T2">aRc</text:span><text:span text:style-name="T6">, for all </text:span><text:span text:style-name="T2">a,b,c </text:span><text:span text:style-name="T1">є </text:span><text:span text:style-name="T2">S</text:span><text:line-break/><text:line-break/><text:span text:style-name="T13">a)</text:span> "isBrotherOf" on the set of People<text:line-break/><text:line-break/>a = Frank<text:line-break/>Reflxive: Frank "isBrotherOf" Frank, a "isBrotherOf" a, <text:s/>aRa =&gt; FALSE<text:line-break/>You can't be your own brother implying this case to be <text:span text:style-name="T11">REFLEXIVE RELATION = FALSE</text:span><text:line-break/><text:line-break/>a = Frank, b = David<text:line-break/>Symmetric: Frank "isBrotherOf" David implies David "isBrotherOf" Frank<text:line-break/>aRb =&gt; bRa, Frank is a brother of David, so David is a brother of Frank<text:line-break/>In this case <text:span text:style-name="T11">SYMMETRIC RELATION = TRUE</text:span></text:p>
      <text:p text:style-name="P20"/>
      <text:p text:style-name="P7"><text:span text:style-name="T20">a </text:span><text:span text:style-name="T18">= Frank, b = David</text:span></text:p>
      <text:p text:style-name="P21">Anti-symmetric: Frank “isBrotherOf” David and David “isBrotherOf” Frank implies Frank is David</text:p>
      <text:p text:style-name="P7"><text:span text:style-name="T18">Frank is not David, so this is a </text:span><text:span text:style-name="T9">FALSE</text:span><text:span text:style-name="T18"> implication</text:span></text:p>
      <text:p text:style-name="P20"/>
      <text:p text:style-name="P6"><text:span text:style-name="T20">a </text:span><text:span text:style-name="T18">= Frank, b = David, c = Jerry</text:span></text:p>
      <text:p text:style-name="P5"><text:span text:style-name="T20">Transitive: </text:span><text:span text:style-name="T21">Frank “isBrotherOf” David, David “isBrotherOf” Jerry, therefore Frank “isBrotherOf” Jerry</text:span></text:p>
      <text:p text:style-name="P22">Frank is David's brother. David's brother is Jerry. So that makes Frank a brother of Jerry as well</text:p>
      <text:p text:style-name="P22">aRb &amp;&amp; bRc =&gt; aRc <text:s/>== TRUE</text:p>
      <text:p text:style-name="P5"><text:span text:style-name="T21">In this case </text:span><text:span text:style-name="T12">TRANSITIVE RELATION = TRUE</text:span><text:line-break/><text:line-break/><text:span text:style-name="T14">b) </text:span><text:span text:style-name="T22">“isFatherOf” on the set of People</text:span></text:p>
      <text:p text:style-name="P23"/>
      <text:p text:style-name="P24">a = Frank</text:p>
      <text:p text:style-name="P8"><text:span text:style-name="T18">Reflexive: Frank “isFatherOf” Frank, you can't be your own father. Therefore it's </text:span><text:span text:style-name="T9">FALSE</text:span></text:p>
      <text:p text:style-name="P24"/>
      <text:p text:style-name="P25">a = Frank, b = David</text:p>
      <text:p text:style-name="P9"><text:span text:style-name="T18">Symmetric: Frank “isFatherOf” David and David “isFatherOf” Frank. Frank is the father of David, so therefore David must not be Frank's father. So it's </text:span><text:span text:style-name="T9">FALSE</text:span></text:p>
      <text:p text:style-name="P28"/>
      <text:p text:style-name="P10">a = Frank, b = David</text:p>
      <text:p text:style-name="P10">Anti-symmetric: Frank “isFatherOf” David and David “isFatherOf” Frank implies Frank is David</text:p>
      <text:p text:style-name="P10">aRb is FALSE, the implication that Frank is David is FALSE</text:p>
      <text:p text:style-name="P10">So if FALSE IMPLIES FALSE, then <text:span text:style-name="T41">it's </text:span><text:span text:style-name="T15">FALSE</text:span></text:p>
      <text:p text:style-name="P10"/>
      <text:p text:style-name="P11">a = Frank, b = David, c = Jerry</text:p>
      <text:p text:style-name="P11">Transitive: Frank “isFatherOf” David, David “isFatherOf” Jerry implies Frank “isFatherOf” Jerry</text:p>
      <text:p text:style-name="P11">Frank can't be Jerry's father, in this case Frank is Jerry's grandfather, but that's not the relation we are seeking here. Therefore, Frank is not Jerry's father so this transitive relation is <text:span text:style-name="T9">FALSE</text:span></text:p>
      <text:p text:style-name="P29"><text:soft-page-break/>c)<text:span text:style-name="T18"> The relation </text:span><text:span text:style-name="T26">R = {</text:span><text:span text:style-name="T26"><draw:frame draw:style-name="fr1" draw:name="Object2" text:anchor-type="as-char" svg:y="-0.1484in" svg:width="0.478in" svg:height="0.1902in" draw:z-index="1"><draw:object xlink:href="./Object 2" xlink:type="simple" xlink:show="embed" xlink:actuate="onLoad"/><draw:image xlink:href="./ObjectReplacements/Object 2" xlink:type="simple" xlink:show="embed" xlink:actuate="onLoad"/></draw:frame></text:span><text:span text:style-name="T26">|</text:span><text:span text:style-name="T26"><draw:frame draw:style-name="fr1" draw:name="Object1" text:anchor-type="as-char" svg:y="-0.172in" svg:width="0.7102in" svg:height="0.2075in" draw:z-index="0"><draw:object xlink:href="./Object 1" xlink:type="simple" xlink:show="embed" xlink:actuate="onLoad"/><draw:image xlink:href="./ObjectReplacements/Object 1" xlink:type="simple" xlink:show="embed" xlink:actuate="onLoad"/></draw:frame></text:span><text:span text:style-name="T26">} </text:span><text:span text:style-name="T33">for real numbers </text:span><text:span text:style-name="T26">x </text:span><text:span text:style-name="T33">and </text:span><text:span text:style-name="T26">y</text:span></text:p>
      <text:p text:style-name="P30"><text:span text:style-name="T26"/></text:p>
      <text:p text:style-name="P48"><text:span text:style-name="T18">This relation R is only true for real numbers </text:span><text:span text:style-name="T23">1 &gt; x,y &gt; 0</text:span></text:p>
      <text:p text:style-name="P35"/>
      <text:p text:style-name="P37">Reflexive: <text:span text:style-name="T16">TRUE</text:span><text:span text:style-name="T42">, it can be reflexive x = 0.5, y = 0.5, so 0.5 + 0.5 = 1</text:span></text:p>
      <text:p text:style-name="P37"/>
      <text:p text:style-name="P44">Symmetric: <text:span text:style-name="T9">TRUE</text:span>, for the case of x = 0.75 and y = 0.25, <text:s/>0.75+0.25 = 1.00</text:p>
      <text:p text:style-name="P44">then by symmetry, it follows that 0.25+0.75 = 1.00</text:p>
      <text:p text:style-name="P38"/>
      <text:p text:style-name="P45">Anti-symmetric: <text:span text:style-name="T9">TRUE</text:span>, it follows the same case as reflexive, x = 0.5, y = 0.5, 0.5+0.5 = 1</text:p>
      <text:p text:style-name="P38"/>
      <text:p text:style-name="P46">Transitive: <text:span text:style-name="T9">TRUE</text:span>, if x<text:span text:style-name="T43">2</text:span><text:span text:style-name="T44">+y</text:span><text:span text:style-name="T43">2</text:span><text:span text:style-name="T44">=1 and y</text:span><text:span text:style-name="T43">2</text:span><text:span text:style-name="T44">+z</text:span><text:span text:style-name="T43">2</text:span><text:span text:style-name="T44">=1, then it follows that x</text:span><text:span text:style-name="T43">2</text:span><text:span text:style-name="T44">+z</text:span><text:span text:style-name="T43">2</text:span><text:span text:style-name="T44">=1 and such that y=z</text:span></text:p>
      <text:p text:style-name="P38"/>
      <text:p text:style-name="P19"><text:span text:style-name="T31">f)</text:span><text:span text:style-name="T33"> </text:span><text:span text:style-name="T39">The empty relation on the set of integers</text:span></text:p>
      <text:p text:style-name="P38"/>
      <text:p text:style-name="P47">I.E. <text:s/>R {} on {1,2,3…..}</text:p>
      <text:p text:style-name="P38"/>
      <text:p text:style-name="P39">Reflexive: <text:span text:style-name="T17">TRUE</text:span><text:span text:style-name="T45">, there can be such a relation where {} and {} is reflexive and {} itself is a subset of a set of integers</text:span></text:p>
      <text:p text:style-name="P39"/>
      <text:p text:style-name="P47">Symmetric: <text:span text:style-name="T9">FALSE</text:span>, an empty relation has no pairing</text:p>
      <text:p text:style-name="P47"/>
      <text:p text:style-name="P47">Antisymmetric: <text:span text:style-name="T9">FALSE</text:span></text:p>
      <text:p text:style-name="P47"><text:span text:style-name="T9"/></text:p>
      <text:p text:style-name="P47">Transitive: <text:span text:style-name="T9">FALSE</text:span></text:p>
      <text:p text:style-name="P38"/>
      <text:p text:style-name="P13"><text:span text:style-name="T31">g)</text:span><text:span text:style-name="T33"> The empty relation on the empty set</text:span></text:p>
      <text:p text:style-name="P40"/>
      <text:p text:style-name="P41">Reflexive: An empty set is a reflexive relation on itself because an empty set implies an empty set.</text:p>
      <text:p text:style-name="P14"><text:span text:style-name="T33">Therefore you can say Empty &amp;&amp; Empty =&gt; Empty, </text:span><text:span text:style-name="T36">a &amp;&amp; a </text:span><text:span text:style-name="T37">=&gt; a</text:span><text:span text:style-name="T36"> </text:span><text:span text:style-name="T33">which is </text:span><text:span text:style-name="T29">vacuously</text:span><text:span text:style-name="T33"> </text:span><text:span text:style-name="T31">TRUE</text:span></text:p>
      <text:p text:style-name="P41"/>
      <text:p text:style-name="P15"><text:span text:style-name="T33">Symmetric: </text:span><text:span text:style-name="T28">a</text:span><text:span text:style-name="T38"> is an empty relation on set </text:span><text:span text:style-name="T28">b</text:span><text:span text:style-name="T38">, then </text:span><text:span text:style-name="T28">b </text:span><text:span text:style-name="T38">is an empty relation on </text:span><text:span text:style-name="T28">a</text:span></text:p>
      <text:p text:style-name="P16"><text:span text:style-name="T38">T</text:span><text:span text:style-name="T33">herefore it is a </text:span><text:span text:style-name="T29">vacuously</text:span><text:span text:style-name="T33"> </text:span><text:span text:style-name="T31">TRUE</text:span><text:span text:style-name="T33"> implication</text:span></text:p>
      <text:p text:style-name="P42"/>
      <text:p text:style-name="P17"><text:span text:style-name="T33">Antisymmetric: </text:span><text:span text:style-name="T26">a </text:span><text:span text:style-name="T33">is an empty relation on set </text:span><text:span text:style-name="T26">b</text:span><text:span text:style-name="T33">, and </text:span><text:span text:style-name="T26">b</text:span><text:span text:style-name="T33"> is an empty relation on </text:span><text:span text:style-name="T26">a</text:span><text:span text:style-name="T33">, then </text:span><text:span text:style-name="T26">a = b</text:span><text:span text:style-name="T33">, therefore the implication is </text:span><text:span text:style-name="T29">vacuously</text:span><text:span text:style-name="T33"> </text:span><text:span text:style-name="T31">TRUE</text:span></text:p>
      <text:p text:style-name="P43"/>
      <text:p text:style-name="P18"><text:span text:style-name="T33">Transitive: </text:span><text:span text:style-name="T26">a </text:span><text:span text:style-name="T33">is an empty relation on </text:span><text:span text:style-name="T26">b</text:span><text:span text:style-name="T33">, </text:span><text:span text:style-name="T26">b </text:span><text:span text:style-name="T33">is an empty relation on </text:span><text:span text:style-name="T26">c</text:span><text:span text:style-name="T33">, then </text:span><text:span text:style-name="T26">a </text:span><text:span text:style-name="T33">is an empty relation on </text:span><text:span text:style-name="T26">c</text:span><text:span text:style-name="T33">, therefore it is </text:span><text:span text:style-name="T29">vacuously</text:span><text:span text:style-name="T33"> </text:span><text:span text:style-name="T31">TRUE</text:span></text:p>
      <text:p text:style-name="P38"/>
      <text:p text:style-name="P38"/>
      <text:p text:style-name="P38"/>
      <text:p text:style-name="P12"><text:span text:style-name="T31"/></text:p>
      <text:p text:style-name="P12"><text:span text:style-name="T31"/></text:p>
      <text:p text:style-name="P12"><text:span text:style-name="T31"/></text:p>
      <text:p text:style-name="P12"><text:span text:style-name="T31"/></text:p>
      <text:p text:style-name="P12"><text:span text:style-name="T31"/></text:p>
      <text:p text:style-name="P12"><text:span text:style-name="T31"/></text:p>
      <text:p text:style-name="P12"><text:span text:style-name="T31"/></text:p>
      <text:p text:style-name="P32"><text:soft-page-break/><text:span text:style-name="T31">2.2 </text:span><text:span text:style-name="T33">Prove if it's an equivalence relation or not</text:span></text:p>
      <text:p text:style-name="P32"><text:span text:style-name="T33"/></text:p>
      <text:p text:style-name="P32"><text:span text:style-name="T33">Equivalence – Reflexive, Symmetric, Transitive</text:span></text:p>
      <text:p text:style-name="P32"><text:span text:style-name="T33"/></text:p>
      <text:p text:style-name="P32"><text:span text:style-name="T31">a)</text:span><text:span text:style-name="T33"> integers </text:span><text:span text:style-name="T26">a </text:span><text:span text:style-name="T33">and </text:span><text:span text:style-name="T26">b, a </text:span><text:span text:style-name="T47">≡</text:span><text:span text:style-name="T26"> b </text:span><text:span text:style-name="T33">if and only if </text:span><text:span text:style-name="T26">a + b</text:span><text:span text:style-name="T33"> is even</text:span></text:p>
      <text:p text:style-name="P32"><text:span text:style-name="T31"/></text:p>
      <text:p text:style-name="P36">a<text:span text:style-name="T31"> = </text:span>a<text:span text:style-name="T31"> will always be reflexive and even</text:span></text:p>
      <text:p text:style-name="P36"><text:span text:style-name="T31">1 + 1 = 2</text:span></text:p>
      <text:p text:style-name="P36"><text:span text:style-name="T31">2 + 2 = 4</text:span></text:p>
      <text:p text:style-name="P36"><text:span text:style-name="T31">3 + 3 = 6</text:span></text:p>
      <text:p text:style-name="P36"><text:span text:style-name="T31">4 + 4 = 8</text:span></text:p>
      <text:p text:style-name="P36"><text:span text:style-name="T31">……</text:span></text:p>
      <text:p text:style-name="P36"><text:span text:style-name="T31">……</text:span></text:p>
      <text:p text:style-name="P36"><text:span text:style-name="T31">for when a = b, it never violates the reflexive or even condition and there's never a case for a transitive, therefore </text:span>a <text:span text:style-name="T46">≡</text:span> b <text:span text:style-name="T32">is equivalence</text:span></text:p>
      <text:p text:style-name="P36"/>
      <text:p text:style-name="P49">b)<text:span text:style-name="T18"> integers </text:span><text:span text:style-name="T26">a</text:span><text:span text:style-name="T18"> and </text:span><text:span text:style-name="T26">b</text:span><text:span text:style-name="T18">, </text:span><text:span text:style-name="T26">a </text:span><text:span text:style-name="T47">≡</text:span><text:span text:style-name="T49"> b</text:span><text:span text:style-name="T50"> if and only if </text:span><text:span text:style-name="T49">a + b</text:span><text:span text:style-name="T50"> is odd</text:span></text:p>
      <text:p text:style-name="P12"><text:span text:style-name="T31"/></text:p>
      <text:p text:style-name="P26"><text:span text:style-name="T31">it already fails the reflexive case, 1+1 = 2, 2 is not an odd number, therefore this is not an equivalence relation</text:span></text:p>
      <text:p text:style-name="P26"><text:span text:style-name="T31"/></text:p>
      <text:p text:style-name="P34"><text:span text:style-name="T31">c)</text:span><text:span text:style-name="T33"> non</text:span><text:span text:style-name="T40">zero</text:span><text:span text:style-name="T33"> rational numbers </text:span><text:span text:style-name="T26">a</text:span><text:span text:style-name="T33"> and </text:span><text:span text:style-name="T26">b</text:span><text:span text:style-name="T33">, </text:span><text:span text:style-name="T26">a </text:span><text:span text:style-name="T47">≡</text:span><text:span text:style-name="T49"> b</text:span><text:span text:style-name="T51"> if and only if </text:span><text:span text:style-name="T49">a </text:span><text:span text:style-name="T47">∙</text:span><text:span text:style-name="T49"> b &gt; 0</text:span></text:p>
      <text:p text:style-name="P33"><text:span text:style-name="T31"/></text:p>
      <text:p text:style-name="P27"><text:span text:style-name="T31">it satisfies the reflexive relation such that </text:span><text:span text:style-name="T24">a = a</text:span></text:p>
      <text:p text:style-name="P27"><text:span text:style-name="T31">½ </text:span><text:span text:style-name="T48">∙</text:span><text:span text:style-name="T52"> ½ &gt; 0 == ¼ &gt; 0</text:span></text:p>
      <text:p text:style-name="P33"><text:span text:style-name="T31"/></text:p>
      <text:p text:style-name="P12"><text:span text:style-name="T31">Partial Order: </text:span><text:span text:style-name="T33">if it is antisymmetric and transitive on a rel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0:48:25.638000000</meta:creation-date>
    <dc:date>2015-02-09T10:09:46.761000000</dc:date>
    <meta:editing-duration>PT18H14M10S</meta:editing-duration>
    <meta:editing-cycles>39</meta:editing-cycles>
    <meta:generator>LibreOffice/4.4.0.3$Windows_x86 LibreOffice_project/de093506bcdc5fafd9023ee680b8c60e3e0645d7</meta:generator>
    <meta:document-statistic meta:table-count="0" meta:image-count="0" meta:object-count="2" meta:page-count="3" meta:paragraph-count="61" meta:word-count="825" meta:character-count="4184" meta:non-whitespace-character-count="3407"/>
  </office:meta>
</office:document-meta>
</file>

<file path=Object 1/content.xml><?xml version="1.0" encoding="utf-8"?>
<math xmlns="http://www.w3.org/1998/Math/MathML" display="block">
  <semantics>
    <mrow>
      <mrow>
        <msup>
          <mi>x</mi>
          <mn>2</mn>
        </msup>
        <mo stretchy="false">+</mo>
        <msup>
          <mi>y</mi>
          <mn>2</mn>
        </msup>
      </mrow>
      <mo stretchy="false">=</mo>
      <mn>1</mn>
    </mrow>
    <annotation encoding="StarMath 5.0">x^2 + y^2 = 1</annotation>
  </semantics>
</math>
</file>

<file path=Object 2/content.xml><?xml version="1.0" encoding="utf-8"?>
<math xmlns="http://www.w3.org/1998/Math/MathML" display="block">
  <semantics>
    <mrow>
      <mo fence="true" stretchy="false">(</mo>
      <mrow>
        <mrow>
          <mi>x</mi>
          <mi>,</mi>
          <mi>y</mi>
        </mrow>
      </mrow>
      <mo fence="true" stretchy="false">)</mo>
    </mrow>
    <annotation encoding="StarMath 5.0">(x,y) </annotation>
  </semantics>
</math>
</file>